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f0563" officeooo:paragraph-rsid="001f0563"/>
    </style:style>
    <style:style style:name="P2" style:family="paragraph" style:parent-style-name="Standard">
      <style:text-properties style:text-underline-style="none" officeooo:rsid="001f0563" officeooo:paragraph-rsid="001f0563"/>
    </style:style>
    <style:style style:name="P3" style:family="paragraph" style:parent-style-name="Standard" style:list-style-name="L2">
      <style:text-properties style:text-underline-style="none" officeooo:rsid="001f0563" officeooo:paragraph-rsid="001f0563"/>
    </style:style>
    <style:style style:name="P4" style:family="paragraph" style:parent-style-name="Standard" style:list-style-name="L3">
      <style:text-properties officeooo:paragraph-rsid="001f0563"/>
    </style:style>
    <style:style style:name="T1" style:family="text">
      <style:text-properties style:text-underline-style="none" officeooo:rsid="001f05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. 2 Data Abstraction and Basic Data Structures</text:p>
      <text:p text:style-name="P1"/>
      <text:p text:style-name="P2">Abstract Data Type:</text:p>
      <text:list xml:id="list5622657375233475512" text:style-name="L2">
        <text:list-item>
          <text:p text:style-name="P3">identified as a Class in C++ and Java</text:p>
        </text:list-item>
        <text:list-item>
          <text:p text:style-name="P3">Structures: data structure declarations.</text:p>
        </text:list-item>
        <text:list-item>
          <text:p text:style-name="P3">Functions: operation definitions</text:p>
        </text:list-item>
        <text:list-item>
          <text:p text:style-name="P3">Specifications:</text:p>
          <text:list>
            <text:list-item>
              <text:p text:style-name="P3">Precondition</text:p>
            </text:list-item>
            <text:list-item>
              <text:p text:style-name="P3">Postcondition</text:p>
            </text:list-item>
          </text:list>
        </text:list-item>
      </text:list>
      <text:p text:style-name="P2"/>
      <text:p text:style-name="P2">Operations for ADT:</text:p>
      <text:list xml:id="list5160862964330354791" text:style-name="L3">
        <text:list-item>
          <text:p text:style-name="P4"><text:span text:style-name="T1">Constructors</text:span></text:p>
          <text:list>
            <text:list-item>
              <text:p text:style-name="P4"><text:span text:style-name="T1">create a new object and return a reference to it</text:span></text:p>
            </text:list-item>
          </text:list>
        </text:list-item>
        <text:list-item>
          <text:p text:style-name="P4"><text:span text:style-name="T1">Access functions</text:span></text:p>
          <text:list>
            <text:list-item>
              <text:p text:style-name="P4"><text:span text:style-name="T1">return information about an object, but do not modify it</text:span></text:p>
            </text:list-item>
          </text:list>
        </text:list-item>
        <text:list-item>
          <text:p text:style-name="P4"><text:span text:style-name="T1">Manipulation procedures</text:span></text:p>
          <text:list>
            <text:list-item>
              <text:p text:style-name="P4"><text:span text:style-name="T1">modify an object, but do not return information</text:span></text:p>
            </text:list-item>
          </text:list>
        </text:list-item>
        <text:list-item>
          <text:p text:style-name="P4"><text:span text:style-name="T1">State of an object</text:span></text:p>
          <text:list>
            <text:list-item>
              <text:p text:style-name="P4"><text:span text:style-name="T1">current values of its data</text:span></text:p>
            </text:list-item>
          </text:list>
        </text:list-item>
        <text:list-item>
          <text:p text:style-name="P4"><text:span text:style-name="T1">Describing constructors and manipulation procedures</text:span></text:p>
          <text:list>
            <text:list-item>
              <text:p text:style-name="P4"><text:span text:style-name="T1">in terms of Access functions</text:span></text:p>
            </text:list-item>
          </text:list>
        </text:list-item>
        <text:list-item>
          <text:p text:style-name="P4"><text:span text:style-name="T1">Recursive ADT</text:span></text:p>
          <text:list>
            <text:list-item>
              <text:p text:style-name="P4"><text:span text:style-name="T1">if any of its access functions returns the same class as the ADT</text:span>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0965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bold" style:font-size-asian="24pt" style:font-style-asian="normal" style:font-weight-asian="bold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margin-top="0.0965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909in"/>
          <style:tab-stop style:position="1.6909in"/>
          <style:tab-stop style:position="2.6909in"/>
          <style:tab-stop style:position="3.6909in"/>
          <style:tab-stop style:position="4.6909in"/>
          <style:tab-stop style:position="5.6909in"/>
          <style:tab-stop style:position="6.6909in"/>
          <style:tab-stop style:position="7.6909in"/>
          <style:tab-stop style:position="8.6909in"/>
          <style:tab-stop style:position="9.6909in"/>
          <style:tab-stop style:position="10.690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0965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bold" style:font-size-asian="24pt" style:font-style-asian="normal" style:font-weight-asian="bold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in" fo:margin-right="0in" fo:margin-top="0.0965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909in"/>
          <style:tab-stop style:position="1.6909in"/>
          <style:tab-stop style:position="2.6909in"/>
          <style:tab-stop style:position="3.6909in"/>
          <style:tab-stop style:position="4.6909in"/>
          <style:tab-stop style:position="5.6909in"/>
          <style:tab-stop style:position="6.6909in"/>
          <style:tab-stop style:position="7.6909in"/>
          <style:tab-stop style:position="8.6909in"/>
          <style:tab-stop style:position="9.6909in"/>
          <style:tab-stop style:position="10.690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1252in"/>
          <style:tab-stop style:position="1.1252in"/>
          <style:tab-stop style:position="2.1252in"/>
          <style:tab-stop style:position="3.1252in"/>
          <style:tab-stop style:position="4.1252in"/>
          <style:tab-stop style:position="5.1252in"/>
          <style:tab-stop style:position="6.1252in"/>
          <style:tab-stop style:position="7.1252in"/>
          <style:tab-stop style:position="8.1252in"/>
          <style:tab-stop style:position="9.1252in"/>
          <style:tab-stop style:position="10.1252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bold" style:letter-kerning="true" style:font-size-asian="24pt" style:font-style-asian="normal" style:font-weight-asian="bold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6874in"/>
          <style:tab-stop style:position="1.6874in"/>
          <style:tab-stop style:position="2.6874in"/>
          <style:tab-stop style:position="3.6874in"/>
          <style:tab-stop style:position="4.6874in"/>
          <style:tab-stop style:position="5.6874in"/>
          <style:tab-stop style:position="6.6874in"/>
          <style:tab-stop style:position="7.6874in"/>
          <style:tab-stop style:position="8.6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in" fo:margin-right="0in" fo:margin-top="0.0965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909in"/>
          <style:tab-stop style:position="1.6909in"/>
          <style:tab-stop style:position="2.6909in"/>
          <style:tab-stop style:position="3.6909in"/>
          <style:tab-stop style:position="4.6909in"/>
          <style:tab-stop style:position="5.6909in"/>
          <style:tab-stop style:position="6.6909in"/>
          <style:tab-stop style:position="7.6909in"/>
          <style:tab-stop style:position="8.6909in"/>
          <style:tab-stop style:position="9.6909in"/>
          <style:tab-stop style:position="10.690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08:16:13.965399888</meta:creation-date>
    <dc:date>2016-09-27T08:27:48.156101421</dc:date>
    <meta:editing-duration>P0D</meta:editing-duration>
    <meta:editing-cycles>1</meta:editing-cycles>
    <meta:document-statistic meta:table-count="0" meta:image-count="0" meta:object-count="0" meta:page-count="1" meta:paragraph-count="21" meta:word-count="117" meta:character-count="655" meta:non-whitespace-character-count="577"/>
    <meta:generator>LibreOffice/4.2.8.2$Linux_X86_64 LibreOffice_project/420m0$Build-2</meta:generator>
  </office:meta>
</office:document-meta>
</file>